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9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3.581cm"/>
    </style:style>
    <style:style style:name="co4" style:family="table-column">
      <style:table-column-properties fo:break-before="auto" style:column-width="6.597cm"/>
    </style:style>
    <style:style style:name="co5" style:family="table-column">
      <style:table-column-properties fo:break-before="auto" style:column-width="14.14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start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5" style:family="table-cell" style:parent-style-name="Default">
      <style:table-cell-properties fo:wrap-option="wrap" style:vertical-align="top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rts</text:p>
          </table:table-cell>
          <table:table-cell office:value-type="string">
            <text:p>Description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AVR_SPI_PRG_6NS</text:p>
          </table:table-cell>
          <table:table-cell office:value-type="string">
            <text:p>ISP</text:p>
          </table:table-cell>
          <table:table-cell office:value-type="string">
            <text:p>AVR ISP 6 Pin header for MCU programming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LED3MM</text:p>
          </table:table-cell>
          <table:table-cell office:value-type="string">
            <text:p>LED1</text:p>
          </table:table-cell>
          <table:table-cell office:value-type="string">
            <text:p>LED for MCU life indicator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100K</text:p>
          </table:table-cell>
          <table:table-cell office:value-type="string">
            <text:p>R-EU_0207/2V</text:p>
          </table:table-cell>
          <table:table-cell office:value-type="string">
            <text:p>R1, R3, R7, R8, R11, R12, R15, R16</text:p>
          </table:table-cell>
          <table:table-cell table:number-columns-repeated="1020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4" office:value-type="string">
            <text:p>100nF</text:p>
          </table:table-cell>
          <table:table-cell table:style-name="ce5" office:value-type="string">
            <text:p>C-EU025-025X050</text:p>
          </table:table-cell>
          <table:table-cell table:style-name="ce5" office:value-type="string">
            <text:p>C7, C8, C13, C21, C22, C23, C24, C27, C28, C33, C34</text:p>
          </table:table-cell>
          <table:table-cell table:style-name="ce5" office:value-type="string">
            <text:p>Ceramic capacitors</text:p>
          </table:table-cell>
          <table:table-cell table:style-name="ce5"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office:value-type="string">
            <text:p>R-EU_0207/2V</text:p>
          </table:table-cell>
          <table:table-cell office:value-type="string">
            <text:p>R17</text:p>
          </table:table-cell>
          <table:table-cell table:number-columns-repeated="1020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10nF</text:p>
          </table:table-cell>
          <table:table-cell office:value-type="string">
            <text:p>C-EU025-025X050</text:p>
          </table:table-cell>
          <table:table-cell office:value-type="string">
            <text:p>C9, C10, C11, C12</text:p>
          </table:table-cell>
          <table:table-cell table:style-name="ce5" office:value-type="string">
            <text:p>Ceramic capacitor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K</text:p>
          </table:table-cell>
          <table:table-cell office:value-type="string">
            <text:p>R-EU_0207/2V</text:p>
          </table:table-cell>
          <table:table-cell office:value-type="string">
            <text:p>R2</text:p>
          </table:table-cell>
          <table:table-cell office:value-type="string">
            <text:p>LED current limiting resistor. 4,7-10 K OK with very bright LEDs.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1N4004</text:p>
          </table:table-cell>
          <table:table-cell office:value-type="string">
            <text:p>D1, D2</text:p>
          </table:table-cell>
          <table:table-cell office:value-type="string">
            <text:p>1N4001 also OK.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MHz</text:p>
          </table:table-cell>
          <table:table-cell office:value-type="string">
            <text:p>CRYSTALHC49S</text:p>
          </table:table-cell>
          <table:table-cell office:value-type="string">
            <text:p>Q1</text:p>
          </table:table-cell>
          <table:table-cell office:value-type="string">
            <text:p>20MHz crystal. Make sure its specs matches C2 and C3.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2pF</text:p>
          </table:table-cell>
          <table:table-cell office:value-type="string">
            <text:p>C-EU025-025X050</text:p>
          </table:table-cell>
          <table:table-cell office:value-type="string">
            <text:p>C2, C3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2uF</text:p>
          </table:table-cell>
          <table:table-cell office:value-type="string">
            <text:p>CPOL-EUE2.5-7</text:p>
          </table:table-cell>
          <table:table-cell office:value-type="string">
            <text:p>C1, C4, C5, C6</text:p>
          </table:table-cell>
          <table:table-cell office:value-type="string">
            <text:p>Electrolytic capacitors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4,7uF</text:p>
          </table:table-cell>
          <table:table-cell office:value-type="string">
            <text:p>CPOL-EUE2.5-6</text:p>
          </table:table-cell>
          <table:table-cell office:value-type="string">
            <text:p>C15, C16</text:p>
          </table:table-cell>
          <table:table-cell office:value-type="string">
            <text:p>Electrolytic capacitors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805">
            <text:p>7805</text:p>
          </table:table-cell>
          <table:table-cell office:value-type="string">
            <text:p>78XXS</text:p>
          </table:table-cell>
          <table:table-cell office:value-type="string">
            <text:p>IC3</text:p>
          </table:table-cell>
          <table:table-cell office:value-type="string">
            <text:p>Voltage regulator +5V TO220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905">
            <text:p>7905</text:p>
          </table:table-cell>
          <table:table-cell office:value-type="string">
            <text:p>79XXS</text:p>
          </table:table-cell>
          <table:table-cell office:value-type="string">
            <text:p>IC4</text:p>
          </table:table-cell>
          <table:table-cell office:value-type="string">
            <text:p>Voltage regulator -5V TO220</text:p>
          </table:table-cell>
          <table:table-cell table:number-columns-repeated="1019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ATmega328P</text:p>
          </table:table-cell>
          <table:table-cell office:value-type="string">
            <text:p>MEGA8-P</text:p>
          </table:table-cell>
          <table:table-cell office:value-type="string">
            <text:p>IC2</text:p>
          </table:table-cell>
          <table:table-cell office:value-type="string">
            <text:p>Atmel ATmega328P DIL28 microcontroller. Also works with (likely) 88s and 168s (tested).</text:p>
          </table:table-cell>
          <table:table-cell table:number-columns-repeated="1019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Eurorack power</text:p>
          </table:table-cell>
          <table:table-cell office:value-type="string">
            <text:p>PINHD-2X5</text:p>
          </table:table-cell>
          <table:table-cell office:value-type="string">
            <text:p>JP1</text:p>
          </table:table-cell>
          <table:table-cell office:value-type="string">
            <text:p>2x5 2.54mm pin header for Eurorack power supply.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MAX261</text:p>
          </table:table-cell>
          <table:table-cell office:value-type="string">
            <text:p>IC1</text:p>
          </table:table-cell>
          <table:table-cell office:value-type="string">
            <text:p>Maxim Max261 filter IC DIL24.</text:p>
          </table:table-cell>
          <table:table-cell table:number-columns-repeated="1019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MCP6002</text:p>
          </table:table-cell>
          <table:table-cell office:value-type="string">
            <text:p>MCP602P</text:p>
          </table:table-cell>
          <table:table-cell office:value-type="string">
            <text:p>IC5, IC6</text:p>
          </table:table-cell>
          <table:table-cell office:value-type="string">
            <text:p>Single Supply CMOS opamps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in headers</text:p>
          </table:table-cell>
          <table:table-cell table:number-columns-repeated="2"/>
          <table:table-cell office:value-type="string">
            <text:p>2x8 pin, 1x10pin pin headers for board stacking (mounted on back side of PCB)</text:p>
          </table:table-cell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7T18:14:17</dc:date>
    <meta:document-statistic meta:table-count="1" meta:cell-count="93" meta:object-count="0"/>
    <meta:generator>LibreOffice/3.5$MacOSX_x86 LibreOffice_project/e0fbe70-dcba98b-297ab39-994e618-0f858f0</meta:generator>
  </office:meta>
</office:document-meta>
</file>